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 draw:auto-grow-height="false" fo:min-height="0.749cm" fo:min-width="0.499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width="0.051cm" svg:stroke-color="#0000ff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ff0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ffff0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ff00ff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5.08cm" svg:height="5.08cm" svg:x="6.561cm" svg:y="4.18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3.81cm" svg:x="7.196cm" svg:y="4.81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5.08cm" svg:height="5.08cm" svg:x="14.976cm" svg:y="3.968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3.81cm" svg:x="15.611cm" svg:y="4.603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4.216cm" svg:height="4.163cm" svg:x="7.69cm" svg:y="13.458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75cm" svg:height="3.863cm" svg:x="7.919cm" svg:y="13.652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1" draw:layer="layout" svg:x1="7.196cm" svg:y1="6.72cm" svg:x2="6.561cm" svg:y2="7.355cm">
          <text:p text:style-name="P2"/>
        </draw:line>
        <draw:line draw:style-name="gr3" draw:text-style-name="P1" draw:layer="layout" svg:x1="9.542cm" svg:y1="4.815cm" svg:x2="10.177cm" svg:y2="4.18cm">
          <text:p text:style-name="P2"/>
        </draw:line>
        <draw:line draw:style-name="gr3" draw:text-style-name="P1" draw:layer="layout" svg:x1="9.507cm" svg:y1="8.59cm" svg:x2="8.802cm" svg:y2="9.26cm">
          <text:p text:style-name="P2"/>
        </draw:line>
        <draw:line draw:style-name="gr3" draw:text-style-name="P1" draw:layer="layout" svg:x1="11.606cm" svg:y1="6.191cm" svg:x2="11.006cm" svg:y2="7.108cm">
          <text:p text:style-name="P2"/>
        </draw:line>
        <draw:line draw:style-name="gr3" draw:text-style-name="P1" draw:layer="layout" svg:x1="16.088cm" svg:y1="4.003cm" svg:x2="16.052cm" svg:y2="5.256cm">
          <text:p text:style-name="P2"/>
        </draw:line>
        <draw:line draw:style-name="gr3" draw:text-style-name="P1" draw:layer="layout" svg:x1="16.07cm" svg:y1="7.76cm" svg:x2="16.123cm" svg:y2="9.03cm">
          <text:p text:style-name="P2"/>
        </draw:line>
        <draw:line draw:style-name="gr3" draw:text-style-name="P1" draw:layer="layout" svg:x1="18.822cm" svg:y1="5.079cm" svg:x2="20.056cm" svg:y2="5.062cm">
          <text:p text:style-name="P2"/>
        </draw:line>
        <draw:line draw:style-name="gr3" draw:text-style-name="P1" draw:layer="layout" svg:x1="19.298cm" svg:y1="7.372cm" svg:x2="19.28cm" svg:y2="9.083cm">
          <text:p text:style-name="P2"/>
        </draw:line>
        <draw:custom-shape draw:style-name="gr1" draw:text-style-name="P1" draw:layer="layout" svg:width="5.08cm" svg:height="5.08cm" svg:x="15.183cm" svg:y="12.399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75cm" svg:height="4.074cm" svg:x="15.663cm" svg:y="13.036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4" draw:text-style-name="P2" draw:layer="layout" svg:width="0.035cm" svg:height="0.962cm" svg:x="6.808cm" svg:y="4.445cm">
          <draw:text-box>
            <text:p text:style-name="P2"/>
          </draw:text-box>
        </draw:frame>
        <draw:frame draw:style-name="gr4" draw:text-style-name="P2" draw:layer="layout" svg:width="0.865cm" svg:height="0.962cm" svg:x="6.825cm" svg:y="4.586cm">
          <draw:text-box>
            <text:p text:style-name="P2">A</text:p>
          </draw:text-box>
        </draw:frame>
        <draw:frame draw:style-name="gr4" draw:text-style-name="P2" draw:layer="layout" svg:width="0.864cm" svg:height="0.962cm" svg:x="14.941cm" svg:y="4.286cm">
          <draw:text-box>
            <text:p text:style-name="P2">B</text:p>
          </draw:text-box>
        </draw:frame>
        <draw:frame draw:style-name="gr4" draw:text-style-name="P2" draw:layer="layout" svg:width="0.988cm" svg:height="0.962cm" svg:x="7.496cm" svg:y="13.582cm">
          <draw:text-box>
            <text:p text:style-name="P2">C</text:p>
          </draw:text-box>
        </draw:frame>
        <draw:frame draw:style-name="gr4" draw:text-style-name="P2" draw:layer="layout" svg:width="1.006cm" svg:height="0.962cm" svg:x="15.416cm" svg:y="12.771cm">
          <draw:text-box>
            <text:p text:style-name="P2">D</text:p>
          </draw:text-box>
        </draw:frame>
        <draw:path draw:style-name="gr5" draw:text-style-name="P1" draw:layer="layout" svg:width="2.574cm" svg:height="5.007cm" svg:x="17.215cm" svg:y="12.454cm" svg:viewBox="0 0 2575 5008" svg:d="m0 34c267-120 247 106 494 212 141 53 335 229 529 370 324 27-176-158 371 106 264 124 265 159 529 353 64 204 271 298 388 459 121 167 59 231 159 423 81 156 105 350 105 529 0 177-41 353-52 529-11 180-89 377-159 547-73 178-200 338-230 529-28 177-58 352-88 529l-53 177-17 176v35">
          <text:p text:style-name="P2"/>
        </draw:path>
        <draw:path draw:style-name="gr6" draw:text-style-name="P1" draw:layer="layout" svg:width="4.074cm" svg:height="0.958cm" svg:x="15.222cm" svg:y="16.21cm" svg:viewBox="0 0 4075 959" svg:d="m4075 247c-172 137-300 318-547 459-159 52-347 139-547 194-229 63-407 65-635 53-193-10-347-89-547-124-180-31-319-110-476-194-194-53-230-44-423-88-279-64-61-78-353-124-194-31 17 36-141-141l-141-88-106-106-159-88">
          <text:p text:style-name="P2"/>
        </draw:path>
        <draw:path draw:style-name="gr7" draw:text-style-name="P1" draw:layer="layout" svg:width="0.92cm" svg:height="4.373cm" svg:x="15.66cm" svg:y="12.471cm" svg:viewBox="0 0 921 4374" svg:d="m921 4374c-146-150-346-247-423-476-61-179-318-282-353-476-88-247-141-336-141-530 0-176-6-354 0-529 5-177-27-357 35-529 61-174 147-342 177-529 32-202 194-351 282-529 86-174 185-344 247-529l106-177 17-70">
          <text:p text:style-name="P2"/>
        </draw:path>
        <draw:path draw:style-name="gr8" draw:text-style-name="P1" draw:layer="layout" svg:width="2.204cm" svg:height="1.657cm" svg:x="15.716cm" svg:y="12.929cm" svg:viewBox="0 0 2205 1658" svg:d="m0 1658c52-211 162-400 247-599 95-222 266-471 458-618 173-133 436-177 618-282 158-91 399-83 582-106l159-53 141 35">
          <text:p text:style-name="P2"/>
        </draw:path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1-16T15:20:45</meta:creation-date>
    <dc:date>2009-01-16T16:56:08</dc:date>
    <meta:editing-cycles>2</meta:editing-cycles>
    <meta:editing-duration>PT34M53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